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Bibliography">
      <style:paragraph-properties fo:line-height="200%"/>
      <style:text-properties officeooo:rsid="0019a875" officeooo:paragraph-rsid="00243b8f"/>
    </style:style>
    <style:style style:name="P2" style:family="paragraph" style:parent-style-name="Bibliography">
      <style:paragraph-properties fo:line-height="200%"/>
      <style:text-properties officeooo:paragraph-rsid="00243b8f"/>
    </style:style>
    <style:style style:name="P3" style:family="paragraph" style:parent-style-name="Header">
      <style:text-properties officeooo:rsid="000fb973" officeooo:paragraph-rsid="000fb973"/>
    </style:style>
    <style:style style:name="P4" style:family="paragraph" style:parent-style-name="Heading_20_1">
      <style:paragraph-properties fo:line-height="200%" fo:break-before="page"/>
      <style:text-properties officeooo:paragraph-rsid="00243b8f"/>
    </style:style>
    <style:style style:name="P5" style:family="paragraph" style:parent-style-name="Standard">
      <style:paragraph-properties fo:line-height="200%"/>
      <style:text-properties officeooo:paragraph-rsid="001191e8"/>
    </style:style>
    <style:style style:name="P6" style:family="paragraph" style:parent-style-name="Standard">
      <style:paragraph-properties fo:line-height="200%"/>
      <style:text-properties officeooo:paragraph-rsid="00150585"/>
    </style:style>
    <style:style style:name="P7" style:family="paragraph" style:parent-style-name="Standard">
      <style:paragraph-properties fo:line-height="200%"/>
      <style:text-properties officeooo:paragraph-rsid="0025b79c"/>
    </style:style>
    <style:style style:name="P8" style:family="paragraph" style:parent-style-name="Standard">
      <style:paragraph-properties fo:line-height="200%" fo:text-align="center" style:justify-single-word="false"/>
      <style:text-properties officeooo:paragraph-rsid="0025b79c"/>
    </style:style>
    <style:style style:name="P9" style:family="paragraph" style:parent-style-name="Standard">
      <style:paragraph-properties fo:line-height="100%"/>
      <style:text-properties officeooo:rsid="0019a875" officeooo:paragraph-rsid="0019a875"/>
    </style:style>
    <style:style style:name="T1" style:family="text">
      <style:text-properties officeooo:rsid="000fb973"/>
    </style:style>
    <style:style style:name="T2" style:family="text">
      <style:text-properties officeooo:rsid="00100a73"/>
    </style:style>
    <style:style style:name="T3" style:family="text">
      <style:text-properties officeooo:rsid="00101efd"/>
    </style:style>
    <style:style style:name="T4" style:family="text">
      <style:text-properties officeooo:rsid="0011b2f5"/>
    </style:style>
    <style:style style:name="T5" style:family="text">
      <style:text-properties officeooo:rsid="00129b32"/>
    </style:style>
    <style:style style:name="T6" style:family="text">
      <style:text-properties officeooo:rsid="0014b45a"/>
    </style:style>
    <style:style style:name="T7" style:family="text">
      <style:text-properties officeooo:rsid="00150585"/>
    </style:style>
    <style:style style:name="T8" style:family="text">
      <style:text-properties officeooo:rsid="0015826c"/>
    </style:style>
    <style:style style:name="T9" style:family="text">
      <style:text-properties officeooo:rsid="00169896"/>
    </style:style>
    <style:style style:name="T10" style:family="text">
      <style:text-properties officeooo:rsid="001ba3cb"/>
    </style:style>
    <style:style style:name="T11" style:family="text">
      <style:text-properties officeooo:rsid="001e5b5e"/>
    </style:style>
    <style:style style:name="T12" style:family="text">
      <style:text-properties officeooo:rsid="001f9a60"/>
    </style:style>
    <style:style style:name="T13" style:family="text">
      <style:text-properties officeooo:rsid="00200ff9"/>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language="nl" fo:country="NL"/>
    </style:style>
    <style:style style:name="T17" style:family="text">
      <style:text-properties officeooo:rsid="0025b79c"/>
    </style:style>
    <style:style style:name="T18" style:family="text">
      <style:text-properties fo:font-size="14pt" officeooo:rsid="0025b79c"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tab/><text:span text:style-name="T18">Why Big Brains Evolved in The Genus Homo</text:span></text:p>
      <text:p text:style-name="P7"><text:span text:style-name="T1"><text:tab/>The topic this paper will cover is </text:span><text:span text:style-name="T2">why big brains evolved in the genus homo. </text:span><text:span text:style-name="T4">The major claims about why hominid brains evolved in class is that it was due to climate change. In some way, colder climates favored larger brains than warmer climates. When thinking about the present day this makes a lot of sense. The animals that thrive warmer climates such as rain forests are usually smaller like monkeys, frogs, snakes, and such. Since these animals are small their brains are small. In contrast there are colder climates where trees aren’t growing where you tend to see bigger animals such as elephants. The size of those animals give them the capacity to have bigger brains which makes them smarter.</text:span></text:p>
      <text:p text:style-name="P6"><text:span text:style-name="T2"><text:tab/>The brains of members of the genus homo evolved rapidly over the past 2 million years, which has greatly benefited modern humans. The interesting aspect of it is the human brain is very costly to evolve so a huge amount of energy was spent on the brain. </text:span><text:span text:style-name="T3">In class we discussed possible reasons for this, one being climate change. Its interesting that colder climates caused grasslands to expand which favored bigger brains, which is said to be the cause of our split with chimpanzees. </text:span><text:span text:style-name="T5">A paper about the increase in brain size in hominid s also supports this saying that when temperatures fall below a certain level animals start to rapidly adapt because they are outside a neutral temperature (Naya et al., 2016). </text:span><text:span text:style-name="T8">The reason that this topic is relevant to anthropology is because intelligence is arguably the defining characteristic of humans, and intelligence originates in the brain. So understanding how the human brain came to be is very relevant to anthropology.</text:span></text:p>
      <text:p text:style-name="P5"><text:tab/><text:span text:style-name="T6">The first paper is about how climate change could have caused animals to increase their energy expenditure to keep themselves warm. This </text:span><text:span text:style-name="T7">would</text:span><text:span text:style-name="T6"> manifested itself in hominids through the increase in brain size so that they would have more options to keep themselves warm in a hostile climate (Naya et al., 2016) </text:span><text:span text:style-name="T7">One part of hominid brains that evolved the most is associated with tool making (</text:span><text:span text:style-name="T8">Kwang, </text:span><text:span text:style-name="T7">2016). Examples of this are fine motor control for precision while making tools. </text:span><text:soft-page-break/><text:span text:style-name="T7">This would support the claim in the first paper that larger brains could keep hominids warmer because this would allow them to create fire. </text:span><text:span text:style-name="T9">The readings support and expand on everything that we discussed in class, which was that climate change created a selection pressure for higher intelligence.</text:span></text:p>
      <text:p text:style-name="P5"><text:tab/><text:span text:style-name="T10">The first piece by vox is a summary of the multiple different answers to why our brains increased in size. There are multiple categories of explanations including environmental, social, and cultural, and that it is likely that environmental factors played the biggest role (Resnick, 2018). </text:span><text:span text:style-name="T11">The second piece discusses how comparing non-human primate brains to human brains can help answer why human brains evolved the way they did (How Humans Evolved Bigger Brains, 2019). </text:span><text:span text:style-name="T12">The vox article was very good at summarizing the 3 factors with their benefits that could increase the size of human brains, making the information very digestible. The other article suggested that larger brains provided fitness advantages, which does not seem true as compared to other primates.</text:span></text:p>
      <text:p text:style-name="P5"><text:tab/><text:span text:style-name="T13">One limitation in <text:s/>the articles is that they are attempting to summarize a lot of information into pretty small chunks of digestible information. This means that they can often omit nuance. This happened in the vox article in that while they made the information very digestible, there was a lack of elaboration. There was no discussion about a changing climate, it was only referenced vaguely by the word “environment”.</text:span></text:p>
      <text:p text:style-name="P5"/>
      <text:p text:style-name="P9">Search terms: “why big brains evolved in the genus homo”, <text:s/>“why did human brains evolve”</text:p>
      <text:p text:style-name="P9"/>
      <text:p text:style-name="P9"/>
      <text:h text:style-name="P4" text:outline-level="1"><text:span text:style-name="T16">References</text:span></text:h>
      <text:p text:style-name="P2"><text:span text:style-name="T15">How humans evolved bigger brains</text:span><text:span text:style-name="T14">. (2019, February 18). eLife. https://elifesciences.org/digests/41250/how-humans-evolved-bigger-brains</text:span></text:p>
      <text:p text:style-name="P2"><text:span text:style-name="T14">Kwang Hyun Ko. (2016). Origins of human intelligence: The chain of tool-making and brain evolution. </text:span><text:span text:style-name="T15">Anthropological Notebooks</text:span><text:span text:style-name="T14">, </text:span><text:span text:style-name="T15">22</text:span><text:span text:style-name="T14">(1). http://notebooks.drustvo-antropologov.si/Notebooks/article/download/147/123</text:span></text:p>
      <text:p text:style-name="P2"><text:span text:style-name="T14">Naya, D. E., Naya, H., &amp; Lessa, E. P. (2016). Brain size and thermoregulation during the evolution of the genus Homo. </text:span><text:span text:style-name="T15">Comparative Biochemistry and Physiology Part A: Molecular &amp;Amp; Integrative Physiology</text:span><text:span text:style-name="T14">, </text:span><text:span text:style-name="T15">191</text:span><text:span text:style-name="T14">, 66–73. https://doi.org/10.1016/j.cbpa.2015.09.017</text:span></text:p>
      <text:p text:style-name="P1"><text:span text:style-name="T14">Resnick, B. (2018, May 23). </text:span><text:span text:style-name="T15">Why do humans have such huge brains? Scientists have a few hypotheses.</text:span><text:span text:style-name="T14"> Vox. https://www.vox.com/science-and-health/2018/5/23/17377200/human-brain-size-evolution-natur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ibliography" style:family="paragraph" style:parent-style-name="Standard">
      <style:paragraph-properties fo:margin-left="0.5in" fo:margin-right="0in" fo:text-indent="-0.5in" style:auto-text-indent="false"/>
    </style:style>
    <style:style style:name="Heading_20_1" style:display-name="Heading 1" style:family="paragraph" style:parent-style-name="Standard" style:next-style-name="Standard" style:default-outline-level="1" style:list-style-name="" style:class="text">
      <style:paragraph-properties fo:margin-left="0in" fo:margin-right="0in" fo:text-align="center" style:justify-single-word="false" fo:text-indent="0in" style:auto-text-indent="false"/>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fb973" officeooo:paragraph-rsid="000fb973"/>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Aidan Hopper</text:p>
        <text:p text:style-name="MP1">11/09/22</text:p>
        <text:p text:style-name="MP1">Final Pap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9T15:32:04.266157252</meta:creation-date>
    <dc:date>2022-11-09T17:43:58.454875089</dc:date>
    <meta:editing-duration>PT1H8M</meta:editing-duration>
    <meta:editing-cycles>17</meta:editing-cycles>
    <meta:generator>LibreOffice/7.3.5.2$Linux_X86_64 LibreOffice_project/30$Build-2</meta:generator>
    <meta:document-statistic meta:table-count="0" meta:image-count="0" meta:object-count="0" meta:page-count="3" meta:paragraph-count="15" meta:word-count="713" meta:character-count="4604" meta:non-whitespace-character-count="3899"/>
  </office:meta>
</office:document-meta>
</file>